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language="en" fo:country="US"/>
    </style:style>
    <style:style style:name="T3" style:parent-style-name="Hyperlink" style:family="text">
      <style:text-properties fo:language="en" fo:country="US"/>
    </style:style>
    <style:style style:name="T4" style:parent-style-name="Hyperlink" style:family="text">
      <style:text-properties fo:language="en" fo:country="US"/>
    </style:style>
    <style:style style:name="T5" style:parent-style-name="Hyperlink" style:family="text">
      <style:text-properties fo:language="en" fo:country="US"/>
    </style:style>
    <style:style style:name="P6" style:parent-style-name="Standard" style:list-style-name="LFO1" style:family="paragraph">
      <style:text-properties fo:language="de" fo:country="DE"/>
    </style:style>
    <style:style style:name="P7" style:parent-style-name="Standard" style:family="paragraph">
      <style:text-properties fo:language="de" fo:country="DE"/>
    </style:style>
    <style:style style:name="P8" style:parent-style-name="Standard" style:family="paragraph">
      <style:text-properties fo:language="de" fo:country="DE"/>
    </style:style>
    <style:style style:name="P9" style:parent-style-name="Standard" style:family="paragraph">
      <style:text-properties fo:language="de" fo:country="DE"/>
    </style:style>
    <style:style style:name="P10" style:parent-style-name="Standard" style:family="paragraph">
      <style:text-properties fo:language="de" fo:country="DE"/>
    </style:style>
    <style:style style:name="P11" style:parent-style-name="Standard" style:family="paragraph">
      <style:text-properties fo:language="en" fo:country="US"/>
    </style:style>
    <style:style style:name="T12" style:parent-style-name="Hyperlink" style:family="text">
      <style:text-properties fo:language="en" fo:country="US"/>
    </style:style>
    <style:style style:name="P13" style:parent-style-name="Standard" style:list-style-name="LFO1" style:family="paragraph">
      <style:text-properties fo:language="de" fo:country="DE"/>
    </style:style>
    <style:style style:name="P14" style:parent-style-name="Standard" style:family="paragraph">
      <style:text-properties fo:language="de" fo:country="DE"/>
    </style:style>
    <style:style style:name="T15" style:parent-style-name="Hyperlink" style:family="text">
      <style:text-properties fo:language="de" fo:country="DE"/>
    </style:style>
    <style:style style:name="P16" style:parent-style-name="Standard" style:list-style-name="LFO1" style:family="paragraph">
      <style:text-properties fo:language="de" fo:country="DE"/>
    </style:style>
  </office:automatic-styles>
  <office:body>
    <office:text text:use-soft-page-breaks="true">
      <text:p text:style-name="P1">Programmiertechnische Umsetzung von Halluzinationen in Echtzeit-Computergrafik mittels künstlicher Intelligenz, hauptsächlich für den Gebrauch in Horrorspielen.</text:p>
      <text:p text:style-name="Standard"/>
      <text:p text:style-name="Standard">Google DeepDream stellt bereits für jeden die Möglichkeit dar,<text:s/>kostenlos Convolutional Neural Networks zu nutzen um Objekte wie Tiere, Fahrzeuge oder Gebäude in Bildern zu erkennen, auch wenn keine vorhanden sind, und daraus ein Bild zu generieren.</text:p>
      <text:p text:style-name="Standard"/>
      <text:p text:style-name="Standard">Das Problem ist, dass dies mehrere Minuten pro Bild dauert, und mindestens 30 Bilder pro Sekunde gefordert sind.</text:p>
      <text:p text:style-name="Standard"/>
      <text:p text:style-name="Standard">Deswegen muss das Neuronale Netzwerk umgebaut und mit anderen simplifizierenden Algorithmen verknüpft werden. Dies ist Inhalt meiner Thesis.</text:p>
      <text:p text:style-name="Standard"/>
      <text:p text:style-name="Standard"/>
      <text:p text:style-name="Standard">Machine Learning – Games – Neural Networks – Human Perception &amp; Psychology</text:p>
      <text:p text:style-name="Standard"/>
      <text:p text:style-name="Standard"/>
      <text:p text:style-name="Standard"/>
      <text:p text:style-name="Standard"/>
      <text:p text:style-name="Standard"/>
      <text:p text:style-name="P2">Literatur:</text:p>
      <text:p text:style-name="Standard"><text:a xlink:href="https://www.biologicalpsychiatryjournal.com/article/S0006-3223(19)31707-X/fulltext" office:target-frame-name="_top" xlink:show="replace"><text:span text:style-name="T3">https://www.biologica</text:span><text:bookmark-start text:name="_Hlt68777137"/><text:bookmark-start text:name="_Hlt68777138"/><text:span text:style-name="T4">l</text:span><text:bookmark-end text:name="_Hlt68777137"/><text:bookmark-end text:name="_Hlt68777138"/><text:span text:style-name="T5">psychiatryjournal.com/article/S0006-3223(19)31707-X/fulltext</text:span></text:a></text:p>
      <text:list text:style-name="LFO1" text:continue-numbering="true">
        <text:list-item>
          <text:p text:style-name="P6">Weil es eine wissenschaftliche Studie<text:s/>mit einem großen eigenen Literaturverzeichnis ist.</text:p>
        </text:list-item>
      </text:list>
      <text:p text:style-name="P7"/>
      <text:p text:style-name="P8"/>
      <text:p text:style-name="P9"/>
      <text:p text:style-name="P10"/>
      <text:p text:style-name="P11">Not scientifical:</text:p>
      <text:p text:style-name="Standard"><text:a xlink:href="https://www.bett1.de/infoportal/schlafgeschichten/deepdream-traum-ki" office:target-frame-name="_top" xlink:show="replace"><text:span text:style-name="T12">https://www.bett1.de/infoportal/schlafgeschichten/deepdream-traum-ki</text:span></text:a></text:p>
      <text:list text:style-name="LFO1" text:continue-numbering="true">
        <text:list-item>
          <text:p text:style-name="P13">Zwar ein Infoportal, aber gute Quellen</text:p>
        </text:list-item>
      </text:list>
      <text:p text:style-name="P14"/>
      <text:p text:style-name="Standard"><text:a xlink:href="https://www.spektrum.de/magazin/halluzinierende-neuronale-netze/1372769" office:target-frame-name="_top" xlink:show="replace"><text:span text:style-name="T15">https://www.spektrum.de/magazin/halluzinierende-neuronale-netze/1372769</text:span></text:a></text:p>
      <text:list text:style-name="LFO1" text:continue-numbering="true">
        <text:list-item>
          <text:p text:style-name="P16"/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DE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style:font-name-asian="SimSun" style:font-name-complex="Lucida San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lvin Dell'Oro</meta:initial-creator>
    <dc:creator>Calvin Delloro</dc:creator>
    <meta:creation-date>2021-03-25T12:13:00Z</meta:creation-date>
    <dc:date>2021-04-09T16:48:00Z</dc:date>
    <meta:template xlink:href="Normal" xlink:type="simple"/>
    <meta:editing-cycles>4</meta:editing-cycles>
    <meta:editing-duration>PT0S</meta:editing-duration>
    <meta:document-statistic meta:page-count="1" meta:paragraph-count="2" meta:word-count="210" meta:character-count="1406" meta:row-count="9" meta:non-whitespace-character-count="1198"/>
  </office:meta>
</office:document-meta>
</file>